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VA-マティス-クラシック EB" svg:font-family="'EVA-マティス-クラシック E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0.544cm"/>
    </style:style>
    <style:style style:name="gr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0.31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EVA-マティス-クラシック EB" fo:font-size="13pt" style:font-name-asian="EVA-マティス-クラシック EB" style:font-size-asian="13pt" style:font-size-complex="13pt"/>
    </style:style>
    <style:style style:name="P3" style:family="paragraph">
      <loext:graphic-properties draw:fill="none" draw:fill-color="#ffffff"/>
      <style:text-properties style:font-name="EVA-マティス-クラシック EB" fo:font-size="13pt" style:font-name-asian="EVA-マティス-クラシック EB" style:font-size-asian="13pt" style:font-size-complex="13pt"/>
    </style:style>
    <style:style style:name="P4" style:family="paragraph">
      <style:text-properties style:font-name="EVA-マティス-クラシック EB" fo:font-size="10pt" style:font-name-asian="EVA-マティス-クラシック EB" style:font-size-asian="10pt" style:font-size-complex="10pt"/>
    </style:style>
    <style:style style:name="P5" style:family="paragraph">
      <loext:graphic-properties draw:fill="none" draw:fill-color="#ffffff"/>
      <style:text-properties style:font-name="EVA-マティス-クラシック EB" fo:font-size="10pt" style:font-name-asian="EVA-マティス-クラシック EB" style:font-size-asian="10pt" style:font-size-complex="10pt"/>
    </style:style>
    <style:style style:name="T1" style:family="text">
      <style:text-properties style:font-name="EVA-マティス-クラシック EB" fo:font-size="13pt" style:font-name-asian="EVA-マティス-クラシック EB" style:font-size-asian="13pt" style:font-size-complex="13pt"/>
    </style:style>
    <style:style style:name="T2" style:family="text">
      <style:text-properties style:font-name="EVA-マティス-クラシック EB" fo:font-size="10pt" style:font-name-asian="EVA-マティス-クラシック EB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2.8cm" svg:y1="2.3cm" svg:x2="2.8cm" svg:y2="7.5cm">
          <text:p/>
        </draw:line>
        <draw:line draw:style-name="gr1" draw:text-style-name="P1" draw:layer="layout" svg:x1="7.7cm" svg:y1="2.4cm" svg:x2="7.787cm" svg:y2="7.434cm">
          <text:p/>
        </draw:line>
        <draw:frame draw:style-name="gr2" draw:text-style-name="P3" draw:layer="layout" svg:width="3.381cm" svg:height="0.794cm" svg:x="1.438cm" svg:y="1.509cm">
          <draw:text-box>
            <text:p text:style-name="P2"><text:span text:style-name="T1">クライアント</text:span></text:p>
          </draw:text-box>
        </draw:frame>
        <draw:frame draw:style-name="gr2" draw:text-style-name="P3" draw:layer="layout" svg:width="3.381cm" svg:height="0.794cm" svg:x="6.639cm" svg:y="1.509cm">
          <draw:text-box>
            <text:p text:style-name="P2"><text:span text:style-name="T1">サーバ</text:span></text:p>
          </draw:text-box>
        </draw:frame>
        <draw:line draw:style-name="gr3" draw:text-style-name="P1" draw:layer="layout" svg:x1="2.948cm" svg:y1="2.927cm" svg:x2="7.7cm" svg:y2="3cm">
          <text:p/>
        </draw:line>
        <draw:line draw:style-name="gr3" draw:text-style-name="P1" draw:layer="layout" svg:x1="7.585cm" svg:y1="3.39cm" svg:x2="2.9cm" svg:y2="3.7cm">
          <text:p/>
        </draw:line>
        <draw:frame draw:style-name="gr4" draw:text-style-name="P5" draw:layer="layout" svg:width="3.799cm" svg:height="0.602cm" svg:x="3.204cm" svg:y="2.228cm">
          <draw:text-box>
            <text:p text:style-name="P4"><text:span text:style-name="T2">TCP</text:span><text:span text:style-name="T2">ハンドシェイク</text:span></text:p>
          </draw:text-box>
        </draw:frame>
        <draw:line draw:style-name="gr3" draw:text-style-name="P1" draw:layer="layout" svg:x1="2.9cm" svg:y1="4.5cm" svg:x2="7.616cm" svg:y2="4.491cm">
          <text:p/>
        </draw:line>
        <draw:line draw:style-name="gr3" draw:text-style-name="P1" draw:layer="layout" svg:x1="7.686cm" svg:y1="4.8cm" svg:x2="2.9cm" svg:y2="5.226cm">
          <text:p/>
        </draw:line>
        <draw:frame draw:style-name="gr4" draw:text-style-name="P5" draw:layer="layout" svg:width="3.799cm" svg:height="0.602cm" svg:x="3.401cm" svg:y="3.798cm">
          <draw:text-box>
            <text:p text:style-name="P4"><text:span text:style-name="T2">StartTLS(SMTP)</text:span></text:p>
          </draw:text-box>
        </draw:frame>
        <draw:line draw:style-name="gr3" draw:text-style-name="P1" draw:layer="layout" svg:x1="2.9cm" svg:y1="6cm" svg:x2="7.8cm" svg:y2="5.98cm">
          <text:p/>
        </draw:line>
        <draw:line draw:style-name="gr3" draw:text-style-name="P1" draw:layer="layout" svg:x1="7.686cm" svg:y1="6.274cm" svg:x2="2.8cm" svg:y2="6.7cm">
          <text:p/>
        </draw:line>
        <draw:frame draw:style-name="gr4" draw:text-style-name="P5" draw:layer="layout" svg:width="3.799cm" svg:height="0.602cm" svg:x="3.5cm" svg:y="5.298cm">
          <draw:text-box>
            <text:p text:style-name="P4"><text:span text:style-name="T2">TLS</text:span><text:span text:style-name="T2">ハンドシェイク</text:span></text:p>
          </draw:text-box>
        </draw:frame>
        <draw:line draw:style-name="gr3" draw:text-style-name="P1" draw:layer="layout" svg:x1="2.874cm" svg:y1="7.293cm" svg:x2="7.774cm" svg:y2="7.273cm">
          <text:p/>
        </draw:line>
        <draw:line draw:style-name="gr3" draw:text-style-name="P1" draw:layer="layout" svg:x1="2.874cm" svg:y1="5.993cm" svg:x2="7.774cm" svg:y2="5.973cm">
          <text:p/>
        </draw:line>
        <draw:frame draw:style-name="gr4" draw:text-style-name="P5" draw:layer="layout" svg:width="3.799cm" svg:height="0.602cm" svg:x="4.601cm" svg:y="6.698cm">
          <draw:text-box>
            <text:p text:style-name="P4"><text:span text:style-name="T2">SMT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VA-マティス-クラシック EB" svg:font-family="'EVA-マティス-クラシック E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8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30T02:26:58.540000000</meta:creation-date>
    <dc:date>2019-12-30T02:43:40.932000000</dc:date>
    <meta:editing-duration>PT16M44S</meta:editing-duration>
    <meta:editing-cycles>3</meta:editing-cycles>
    <meta:generator>LibreOffice/5.4.4.2$Windows_X86_64 LibreOffice_project/2524958677847fb3bb44820e40380acbe820f960</meta:generator>
    <meta:document-statistic meta:object-count="16"/>
  </office:meta>
</office:document-meta>
</file>